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421" officeooo:paragraph-rsid="00117421"/>
    </style:style>
    <style:style style:name="P2" style:family="paragraph" style:parent-style-name="Standard">
      <style:text-properties officeooo:rsid="00117421" officeooo:paragraph-rsid="00117421"/>
    </style:style>
    <style:style style:name="P3" style:family="paragraph" style:parent-style-name="Standard">
      <style:text-properties officeooo:rsid="00120469" officeooo:paragraph-rsid="0012046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to professor:</text:p>
      <text:p text:style-name="P1"/>
      <text:p text:style-name="P1">1. Can I choose any data from openfmri.org or I have to choose some special ones (because there is direct information about relation with <text:span text:style-name="T1">EPILEPSIA</text:span> or not)?</text:p>
      <text:p text:style-name="P1"/>
      <text:p text:style-name="P1">2. Is it necessery to transform (xform / sform/ qform) data loaded from niftilib (like in matlab implementation)?</text:p>
      <text:p text:style-name="P1"/>
      <text:p text:style-name="P1">3. Which implementation in matlab of ICA algorithm should I base on? (InfoMax, FastICA)</text:p>
      <text:p text:style-name="P1"/>
      <text:p text:style-name="P3">4. Important details about implementation. Voxels! How to interpret them and process them???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9:16.838182349</meta:creation-date>
    <dc:date>2015-10-21T13:57:14.97734484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75" meta:character-count="473" meta:non-whitespace-character-count="403"/>
  </office:meta>
</office:document-meta>
</file>